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Lohit Devanagari1" svg:font-family="'Lohit Devanagari'"/>
    <style:font-face style:name="OpenSymbol1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9b6ff"/>
    </style:style>
    <style:style style:name="P2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95b6b" officeooo:paragraph-rsid="0009b6ff"/>
    </style:style>
    <style:style style:name="P3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font-weight="normal" officeooo:rsid="00095b6b" officeooo:paragraph-rsid="0009b6ff" style:font-weight-asian="normal" style:font-weight-complex="normal"/>
    </style:style>
    <style:style style:name="P4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font-weight="normal" officeooo:rsid="000d5e6d" officeooo:paragraph-rsid="000d5e6d" style:font-weight-asian="normal" style:font-weight-complex="normal"/>
    </style:style>
    <style:style style:name="P5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font-weight="normal" officeooo:rsid="000ff2c5" officeooo:paragraph-rsid="000ff2c5" style:font-weight-asian="normal" style:font-weight-complex="normal"/>
    </style:style>
    <style:style style:name="P6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font-weight="normal" officeooo:rsid="000ff2c5" officeooo:paragraph-rsid="000ff2c5" style:font-weight-asian="normal" style:font-weight-complex="normal"/>
    </style:style>
    <style:style style:name="P7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d5e6d" officeooo:paragraph-rsid="000d5e6d"/>
    </style:style>
    <style:style style:name="P8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 style:shadow="none"/>
      <style:text-properties officeooo:rsid="000d5e6d" officeooo:paragraph-rsid="000d5e6d"/>
    </style:style>
    <style:style style:name="P9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 style:shadow="none"/>
      <style:text-properties officeooo:rsid="000d5e6d" officeooo:paragraph-rsid="000d5e6d"/>
    </style:style>
    <style:style style:name="P10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 style:shadow="none"/>
      <style:text-properties officeooo:rsid="000f2934" officeooo:paragraph-rsid="000f2934"/>
    </style:style>
    <style:style style:name="P11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 style:shadow="none"/>
      <style:text-properties officeooo:rsid="000ff2c5" officeooo:paragraph-rsid="000ff2c5"/>
    </style:style>
    <style:style style:name="P12" style:family="paragraph" style:parent-style-name="Standard" style:list-style-name="L1" style:master-page-name="">
      <loext:graphic-properties draw:fill="none"/>
      <style:paragraph-properties fo:line-height="150%" fo:text-align="justify" style:justify-single-word="false" style:page-number="auto" fo:background-color="transparent" style:shadow="none"/>
      <style:text-properties style:font-name="arial" officeooo:rsid="00095b6b" officeooo:paragraph-rsid="0009b6ff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0d5e6d" style:font-weight-asian="normal" style:font-weight-complex="normal"/>
    </style:style>
    <style:style style:name="T4" style:family="text">
      <style:text-properties style:font-name="arial" fo:font-weight="normal" officeooo:rsid="000ff2c5" style:font-weight-asian="normal" style:font-weight-complex="normal"/>
    </style:style>
    <style:style style:name="T5" style:family="text">
      <style:text-properties officeooo:rsid="000d5e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Bullet_20_Symbols" text:bullet-char="━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Bullet_20_Symbols" text:bullet-char="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Bullet_20_Symbols" text:bullet-char="›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Bullet_20_Symbols" text:bullet-char="━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64720673" text:style-name="L1">
        <text:list-item>
          <text:p text:style-name="P12"><text:span text:style-name="T5">Probabilidades</text:span></text:p>
        </text:list-item>
      </text:list>
      <text:list xml:id="list1828145429" text:style-name="L2">
        <text:list-item>
          <text:p text:style-name="P8"><text:span text:style-name="T1">Variam de 0 (impossível) a 1 (certo)</text:span></text:p>
        </text:list-item>
        <text:list-item>
          <text:p text:style-name="P7">Somam 1</text:p>
        </text:list-item>
        <text:list-item>
          <text:p text:style-name="P7">A distribuição relaciona x com a probabilidade p(x)</text:p>
        </text:list-item>
        <text:list-item>
          <text:p text:style-name="P7">Podem ser funções discretas ou contínuas</text:p>
        </text:list-item>
      </text:list>
      <text:p text:style-name="P2"/>
      <text:list xml:id="list143821501410767" text:continue-list="list1964720673" text:style-name="L1">
        <text:list-item>
          <text:p text:style-name="P4">Distribuição</text:p>
        </text:list-item>
      </text:list>
      <text:list xml:id="list447285408" text:style-name="L3">
        <text:list-item>
          <text:p text:style-name="P1"><text:span text:style-name="T3">Normal (Gaussiana): área sob a curva determina a probabilidade de ocorrer o evento por ela correlacionado</text:span></text:p>
          <text:list>
            <text:list-item>
              <text:p text:style-name="P9"><text:span text:style-name="T2">Soma da área sob a curva de densidade igual a 1</text:span></text:p>
            </text:list-item>
            <text:list-item>
              <text:p text:style-name="P9"><text:span text:style-name="T2">Uma curva simétrica em torno do seu ponto médio, apresentando formato de sino</text:span></text:p>
            </text:list-item>
            <text:list-item>
              <text:p text:style-name="P9"><text:span text:style-name="T2">Média, mediana e moda dos dados possuem o mesmo valor</text:span></text:p>
            </text:list-item>
            <text:list-item>
              <text:p text:style-name="P10"><text:span text:style-name="T2">Fórmula: <text:s/></text:span><text:span text:style-name="T4">score = (data_point – mean) / std</text:span></text:p>
            </text:list-item>
          </text:list>
        </text:list-item>
        <text:list-item>
          <text:p text:style-name="P11"><text:span text:style-name="T2">Binomial: distribuição de probabilidade e estatística discreta (inteiros e contáveis) uma determinada sequência de tentativas</text:span></text:p>
          <text:list>
            <text:list-item>
              <text:p text:style-name="P11"><text:span text:style-name="T2">Espaço amostral finito</text:span></text:p>
            </text:list-item>
            <text:list-item>
              <text:p text:style-name="P11"><text:span text:style-name="T2">Apenas dois resultados possíveis</text:span></text:p>
            </text:list-item>
            <text:list-item>
              <text:p text:style-name="P11"><text:span text:style-name="T2">Todos os elementos devem possuir possibilidades iguais de ocorrência</text:span></text:p>
            </text:list-item>
            <text:list-item>
              <text:p text:style-name="P11"><text:span text:style-name="T2">Eventos devem ser independentes uns dos outros</text:span></text:p>
            </text:list-item>
          </text:list>
        </text:list-item>
      </text:list>
      <text:p text:style-name="P3"/>
      <text:list xml:id="list143821699596683" text:continue-list="list143821501410767" text:style-name="L1">
        <text:list-item>
          <text:p text:style-name="P5">Funções PDF e CDF</text:p>
        </text:list-item>
      </text:list>
      <text:list xml:id="list45650800" text:style-name="L4">
        <text:list-item>
          <text:p text:style-name="P6">Função de Densidade de Probabilidade (PDF): descreve a probabilidade relativa de uma variável aleatória tomar um valor dado</text:p>
          <text:list>
            <text:list-item>
              <text:p text:style-name="P6">É sempre positiva</text:p>
            </text:list-item>
            <text:list-item>
              <text:p text:style-name="P6">Sua integral sobre todo o espaço é igual a 1</text:p>
            </text:list-item>
            <text:list-item>
              <text:p text:style-name="P6">Informa a probabilidade de uma variável X assumir um valor naquele intervalo.</text:p>
            </text:list-item>
          </text:list>
        </text:list-item>
        <text:list-item>
          <text:p text:style-name="P6">Função de Distribuição Acumulada (CDF): descreve a probabildiade acumulada de uma variável aleatória tomar um conjunto de valores dado</text:p>
          <text:list>
            <text:list-item>
              <text:p text:style-name="P6">É sempre positiva</text:p>
            </text:list-item>
            <text:list-item>
              <text:p text:style-name="P6">Sua integral sobre o espaço é igual a 1</text:p>
            </text:list-item>
            <text:list-item>
              <text:p text:style-name="P6">Informa a probabilidade de uma variável assumir um valor naquele intervalo</text:p>
            </text:list-item>
          </text:list>
        </text:list-item>
        <text:list-item>
          <text:p text:style-name="P6"><text:soft-page-break/>Função de Distribuição Acumulada Empírica (ECDF): um estimador da função de distribuição cumulativa</text:p>
          <text:list>
            <text:list-item>
              <text:p text:style-name="P6">Modelo empírico</text:p>
            </text:list-item>
            <text:list-item>
              <text:p text:style-name="P6">Funciona com suas observaçõ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Lohit Devanagari1" svg:font-family="'Lohit Devanagari'"/>
    <style:font-face style:name="OpenSymbol1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4:13:43.931575029</meta:creation-date>
    <dc:title>ABNT - Arial</dc:title>
    <meta:editing-duration>PT1H2M20S</meta:editing-duration>
    <meta:editing-cycles>10</meta:editing-cycles>
    <meta:generator>LibreOffice/6.0.7.3$Linux_X86_64 LibreOffice_project/00m0$Build-3</meta:generator>
    <dc:date>2020-05-02T14:38:19.758096676</dc:date>
    <meta:document-statistic meta:table-count="0" meta:image-count="0" meta:object-count="0" meta:page-count="2" meta:paragraph-count="28" meta:word-count="256" meta:character-count="1495" meta:non-whitespace-character-count="1293"/>
    <meta:template xlink:type="simple" xlink:actuate="onRequest" xlink:title="ABNT - Arial" xlink:href="../../../../../../.config/libreoffice/4/user/template/ABNT%20-%20Arial.ott" meta:date="2020-04-21T14:13:40.601717477"/>
  </office:meta>
</office:document-meta>
</file>